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Het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Standard"><text:span text:style-name="T13">Layout: Carmen Capote de la Calle</text:span></text:p>
      <text:p text:style-name="P3" loext:marker-style-name="T13"/>
      <text:h text:style-name="P4"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7"/>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4"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 Competenc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Standard">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9" loext:marker-style-name="T15"/>
      <text:p text:style-name="Standard">Manuela Geleng, directeur EMPL B – Banen en vaardigheden, DG Werkgelegenheid, Sociale Zaken en Inclusie, Europese Commissie</text:p>
      <text:p text:style-name="P2" loext:marker-style-name="T3"/>
      <text:p text:style-name="Standard">Francesca Campolongo, directeur van directoraat T – Digitale transformatie en data, Joint Research Centre van de Europese Commissie</text:p>
      <text:h text:style-name="Heading_20_1" text:outline-level="1">DANKBETUIGING</text:h>
      <text:p text:style-name="P10" loext:marker-style-name="T3"/>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ij zijn zeer dankbaar jegens alle EC-collega's die dit project hebben ondersteund, beoordeeld en advies hebben gegeven tijdens dit project,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MANAGEMENTSAMENVATTING</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e\nBurgers moeten op alle niveaus kunnen deelnemen aan het democratische proces en controle hebben over hun eigen gegevens.</text:p>
        </text:list-item>
        <text:list-item>
          <text:p text:style-name="P23">Safety and security: The digital environment should be safe and secure. All users, from childhood to old age, should be empowered and protected.</text:p>
        </text:list-item>
        <text:list-item>
          <text:p text:style-name="P23">Duurzaamheid\nDigitale apparaten moeten duurzaamheid en de groene transitie ondersteunen. Mensen moeten weten wat de milieu-impact en het energieverbruik van hun apparaten zijn.</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DOELSTELLINGEN</text:p>
          </table:table-cell>
          <table:table-cell table:style-name="Tabel4.A1" office:value-type="string">
            <text:list text:style-name="WWNum18">
              <text:list-item>
                <text:p text:style-name="P33">Integreer recente en opkomende digitale technologische trends en hun implicaties voor digitale competentie, terwijl de algemene structuur van het raamwerk en technologische neutraliteit behouden blijven.</text:p>
              </text:list-item>
              <text:list-item>
                <text:p text:style-name="P33">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17">WIJZIGINGEN EN ONTWIKKELINGEN</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Ontwikkeling van Leerresultaten, voor een duidelijkere interpretatie en implementatie.</text:p>
              </text:list-item>
              <text:list-item>
                <text:p text:style-name="P34">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17">HULPMIDDELEN VOOR IMPLEMENTATIE</text:p>
          </table:table-cell>
          <table:table-cell table:style-name="Tabel4.A1" office:value-type="string">
            <text:list text:style-name="WWNum20">
              <text:list-item>
                <text:p text:style-name="P35">Een gedetailleerde woordenlijst met circa 120 kerntermen in dit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Annex 1 compares DigComp 3.0 with the previous version by providing an overview of the changes (</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Annex 1 compares DigComp 3.0 with the previous version by providing an overview of the changes (</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p>
        <text:p text:style-name="Standard">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p>
        <text:p text:style-name="Standard">At</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Annex 1 compares DigComp 3.0 with the previous version by providing an overview of the changes (</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p>
          </text:list-item>
          <text:list-item>
            <text:p text:style-name="P64">Example(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Example(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p>
          </text:list-item>
          <text:list-item>
            <text:p text:style-name="P64">Examples: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Annex 1 compares DigComp 3.0 with the previous version by providing an overview of the changes (</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Figuur 6. Hoe DigComp 3.0 te lezen.</text:p>
        <text:p text:style-name="P12" loext:marker-style-name="T7"/>
        <text:p text:style-name="Standard"><text:span text:style-name="T7">[insert Figure 6]</text:span></text:p>
        <text:p text:style-name="P66" loext:marker-style-name="T54"/>
        <text:p text:style-name="Standard">Annex 1 compares DigComp 3.0 with the previous version by providing an overview of the changes (</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h>
        <text:p text:style-name="P110">Each</text:p>
        <text:p text:style-name="P111"><text:bookmark text:name="Table_A4:_Examples_of_learning_outcome_s"/><text:span text:style-name="T38">Table</text:span><text:span text:style-name="T65"> </text:span><text:span text:style-name="T38">A4:</text:span><text:span text:style-name="T102"> </text:span><text:span text:style-name="T3">Example</text:span><text:span text:style-name="T62"> </text:span><text:span text:style-name="T3">Article</text:span><text:span text:style-name="T61"> </text:span><text:span text:style-name="T3">Brussels:</text:span><text:span text:style-name="T61"> </text:span><text:span text:style-name="T3">are</text:span><text:span text:style-name="T61"> </text:span><text:span text:style-name="T62">(in</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Beheersingsniveau</text:p>
            </table:table-cell>
            <table:table-cell table:style-name="Tabel8.A1" office:value-type="string">
              <text:p text:style-name="P17">Leerresultaatverklaring</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s</text:p>
            </table:table-cell>
            <table:table-cell table:style-name="Tabel8.A1" office:value-type="string">
              <text:p text:style-name="P17">Veelvoorkomende vormen en toepassingen van digitale identiteit identificeren.</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Gemiddeld</text:p>
            </table:table-cell>
            <table:table-cell table:style-name="Tabel8.A1" office:value-type="string">
              <text:p text:style-name="P17">Passende digitale zoekhulpmiddelen selecteren op basis van informatiebehoeften.</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Geavanceerd</text:p>
            </table:table-cell>
            <table:table-cell table:style-name="Tabel8.A1" office:value-type="string">
              <text:p text:style-name="P17">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text:span><text:span text:style-name="T96"> </text:span><text:span text:style-name="T3">Article</text:span><text:span text:style-name="T96"> </text:span><text:span text:style-name="T3">verbs</text:span><text:span text:style-name="T96"> </text:span><text:span text:style-name="T3">used</text:span><text:span text:style-name="T96"> </text:span><text:span text:style-name="T3">example,</text:span><text:span text:style-name="T96"> </text:span><text:span text:style-name="T3">Brussels:</text:span><text:span text:style-name="T96"> </text:span><text:span text:style-name="T3">are</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Niveau</text:span><text:span text:style-name="T64"/></text:p>
            </table:table-cell>
            <table:table-cell table:style-name="Tabel9.A1" office:value-type="string">
              <text:p text:style-name="P17" loext:marker-style-name="T64"><text:span text:style-name="T64">Korte beschrijving van het beheersingsniveau</text:span><text:span text:style-name="T64"/></text:p>
            </table:table-cell>
            <table:table-cell table:style-name="Tabel9.A1" office:value-type="string">
              <text:p text:style-name="P17"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17">Basis</text:p>
            </table:table-cell>
            <table:table-cell table:style-name="Tabel9.A1" office:value-type="string">
              <text:p text:style-name="P17">Onthouden en uitvoeren van eenvoudige taken met begeleiding waar nodig.</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Gemiddeld</text:p>
            </table:table-cell>
            <table:table-cell table:style-name="Tabel9.A1" office:value-type="string">
              <text:p text:style-name="P17">Autonoom identificeren en uitvoeren van welomschreven taken en oplossen van welomschreven problemen.</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Geavanceerd</text:p>
            </table:table-cell>
            <table:table-cell table:style-name="Tabel9.A1" office:value-type="string">
              <text:p text:style-name="P17">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Zeer geavanceerd</text:p>
            </table:table-cell>
            <table:table-cell table:style-name="Tabel9.A1" office:value-type="string">
              <text:p text:style-name="P17">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Annex 1 compares DigComp 3.0 with the previous version by providing an overview of the changes (</text:p>
        <text:p text:style-name="P120">Kader A1: Belangrijkste kenmerken van de DigComp 3.0-leerresultaten.</text:p>
        <text:p text:style-name="P121" loext:marker-style-name="T62"/>
        <text:p text:style-name="Standard">Er zijn in totaal 523 leerresultaten. Het aantal leerresultaten varieert per competentie.</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text:p>
        <text:p text:style-name="Standard">Each</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Annex 1 compares DigComp 3.0 with the previous version by providing an overview of the changes (</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Aanbevolen literatuur:</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are</text:span><text:span text:style-name="T119"> </text:span><text:span text:style-name="T79">defined</text:span><text:span text:style-name="T118"> </text:span><text:span text:style-name="T79">ook</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en</text:span><text:span text:style-name="T119"> </text:span><text:span text:style-name="T79">heeft</text:span><text:span text:style-name="T119"> </text:span><text:span text:style-name="T79">een</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s</text:span><text:span text:style-name="T119"> </text:span><text:span text:style-name="T79">on</text:span><text:span text:style-name="T119"> </text:span><text:span text:style-name="T79">development</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ruimt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 3: Phases in the development of DigComp3.0</text:h>
        <text:p text:style-name="P129">Development work on DigComp 3.0 took place across four phases. Many individuals</text:p>
        <text:p text:style-name="P129"/>
        <text:h text:style-name="Heading_20_3" text:outline-level="3">PHASE</text:h>
        <text:p text:style-name="P130">Initial scoping work took place during December 2023-June 2024. It consisted of a call for DigComp-related submissions and their analysis, and a scoping literature</text:p>
        <text:h text:style-name="P131" text:outline-level="4">FASE 1.1: DIGCOMP-BIJDRAGEN EN VASTSTELLING VAN DE 'BASISSET' LEERRESULTATEN</text:h>
        <text:p text:style-name="P132"/>
        <text:p text:style-name="P133">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63"/>
        <text:p text:style-name="P134">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32"/>
        <text:p text:style-name="P135">A</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FASE 1.2: LITERATUUR- EN BELEIDSONDERZOEK VOOR DE GAP-ANALYSE VAN DE DIGCOMP-LEERRESULTATEN 'BASISSET'</text:h>
        <text:p text:style-name="P140"/>
        <text:p text:style-name="P141">In parallel with the DigComp submissions, the JRC researched and compiled information</text:p>
        <text:p text:style-name="P132"/>
        <text:p text:style-name="P142">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43">The</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voorbeelden</text:span><text:span text:style-name="T61"> </text:span><text:span text:style-name="T3">sources,</text:span><text:span text:style-name="T61"> </text:span><text:span text:style-name="T3">consulted during</text:span><text:span text:style-name="T61"> </text:span><text:span text:style-name="T3">development</text:span><text:span text:style-name="T61"> </text:span><text:span text:style-name="T3">of</text:span><text:span text:style-name="T61"> </text:span><text:span text:style-name="T3">2.2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eurs</text:span><text:span text:style-name="T125"/></text:p>
          </table:table-cell>
          <table:table-cell table:style-name="Tabel10.B1" office:value-type="string">
            <text:p text:style-name="P145" loext:marker-style-name="T125"><text:span text:style-name="T126">Thema</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el geciteerde definitie en competenties voor AI-geletterdheid, inclusief beschrijvingen van specifieke competenties, meegenomen in de gap-analyse.</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Verkennende review van 30 bronnen uit 12 landen, waarvan 7 in Europa, om vier gemeenschappelijke elementen te identificeren en een taxonomie te beschrijven gebaseerd op Bloom; meegenomen in de aanpak voor de integratie van AI-competenti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Definitie van AI-geletterdheid en AI-geletterdheidsschaal met 12 items, meegenomen in de gap-analyse.</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studie en raamwerk – toekomstige vaardigheden die nodig zijn voor een leef- en werkomgeving die gevormd wordt door AI. 12 competentievelden worden beschreven; meegenomen in de gap-analyse.</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In kaart brengen van door de overheid goedgekeurde AI-curricula. Bevat een definitie van AI-geletterdheid en 222 leerresultaten die op DigComp zijn gemapt voor de gap-analyse.</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competenties voor ambtenaren: 9 competenties werden geëxtraheerd voor de gap-analyse.</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7"><text:span text:style-name="T128">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competentie/ AI-geletterdheid</text:span><text:span text:style-name="T127"/></text:p>
          </table:table-cell>
          <table:table-cell table:style-name="Tabel10.B2" office:value-type="string">
            <text:p text:style-name="P145" loext:marker-style-name="T128"><text:span text:style-name="T128">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digitale competentie</text:span><text:span text:style-name="T127"/></text:p>
          </table:table-cell>
          <table:table-cell table:style-name="Tabel10.B2" office:value-type="string">
            <text:p text:style-name="P145" loext:marker-style-name="T128"><text:span text:style-name="T128">De Oostenrijkse aanpassing, DigComp 2.3 AT – Gebied 0 (Basisprincipes, Toegang en Digitaal Begrip) – stuurde de behandeling van digitale basiscompetenti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text:span></text:a></text:p>
          </table:table-cell>
          <table:table-cell table:style-name="Tabel10.B2" office:value-type="string">
            <text:p text:style-name="P145" loext:marker-style-name="T127"><text:span text:style-name="T128">digitale competentie</text:span><text:span text:style-name="T127"/></text:p>
          </table:table-cell>
          <table:table-cell table:style-name="Tabel10.B2" office:value-type="string">
            <text:p text:style-name="P145" loext:marker-style-name="T128"><text:span text:style-name="T128">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Raamwerk voor PISA 2025 – 'leren in een digitale wereld'-raamwerk – competentiemodel voor computationele probleemoplossing. 18 competentiebeschrijvingen werden geëxtraheerd voor de gap-analyse.</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beoordelingsraamwerk – definities van computer- en informatiegeletterdheid, en computational thinking. 25 competentievoorbeelden werden geëxtraheerd voor de gap-analyse.</text:span><text:span text:style-name="T127"/></text:p>
          </table:table-cell>
        </table:table-row>
        <table:table-row table:style-name="Tabel10.2">
          <table:table-cell table:style-name="Tabel10.A2" office:value-type="string">
            <text:p text:style-name="P145" loext:marker-style-name="T127"><text:span text:style-name="T128">DALI-projectconsortium (2023)</text:span><text:span text:style-name="T127"/></text:p>
          </table:table-cell>
          <table:table-cell table:style-name="Tabel10.B2" office:value-type="string">
            <text:p text:style-name="P145" loext:marker-style-name="T128"><text:span text:style-name="T128">Datageletterdheid en digitaal burgerschap</text:span><text:span text:style-name="T128"/></text:p>
          </table:table-cell>
          <table:table-cell table:style-name="Tabel10.B2" office:value-type="string">
            <text:p text:style-name="P145" loext:marker-style-name="T128"><text:span text:style-name="T128">DALI-datageletterdheidsraamwerk voor burgerschap – 37 leerdoelen werden door het JRC op DigComp gemapt als onderdeel van de gap-analyse.</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DETECT-project – raamwerk voor kritische digitale geletterdheden voor opvoeders: competenties zijn georganiseerd op een manier die consistent is met DigComp. Opgenomen in de gap-analyse.</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Kritische digitale geletterdheden</text:span><text:span text:style-name="T127"/></text:p>
          </table:table-cell>
          <table:table-cell table:style-name="Tabel10.B2" office:value-type="string">
            <text:p text:style-name="P145" loext:marker-style-name="T127"><text:span text:style-name="T128">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8"><text:span text:style-name="T128">Beoordeling van de conceptualisering en meting van digitaal burgerschap. Het aanhangsel bij het artikel bevat ongeveer 80 items van bestaande schalen, opgenomen in de gap-analyse, in het bijzonder voor de competenties 2.3, 1.2, 2.6, 4.2 en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7"><text:span text:style-name="T128">Systematische review van digitaal burgerschap, gebaseerd op 373 publicaties. Vier dimensies worden geïdentificeerd (digitale rechten en privacy; politieke betrokkenheid; digitale openbare diensten; training en leren). Meegenomen voor competenti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al burgerschap</text:span><text:span text:style-name="T132"/></text:p>
          </table:table-cell>
          <table:table-cell table:style-name="Tabel10.B2" office:value-type="string">
            <text:p text:style-name="P145" loext:marker-style-name="T127"><text:span text:style-name="T128">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ie en richtlijnen voor het onderwijzen van cyberveiligheid en cyberbeveiliging aan middelbare scholieren: Bevat 24 modules, waarvan de inhoud is opgenomen in de gap-analyse voor 4.1 en 4.2, evenal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8"><text:span text:style-name="T128">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en informatiegeletterdheid</text:span><text:span text:style-name="T127"/></text:p>
          </table:table-cell>
          <table:table-cell table:style-name="Tabel10.B2" office:value-type="string">
            <text:p text:style-name="P145" loext:marker-style-name="T127"><text:span text:style-name="T128">Media and Information Literacy Alliance (MILA) raamwerk – gebouwd rond vijf levenslange doelen (geïnformeerd, mondig, gezond, sociaal bewust en verbonden zijn). Stuurde de behandeling van 1.2, 2.1, 2.2, 2.6 en 4.2.</text:span><text:span text:style-name="T127"/></text:p>
          </table:table-cell>
        </table:table-row>
        <table:table-row table:style-name="Tabel10.8">
          <table:table-cell table:style-name="Tabel10.A2" office:value-type="string">
            <text:p text:style-name="P145" loext:marker-style-name="T127"><text:span text:style-name="T128">HERMMES projectconsortium (2025)</text:span><text:span text:style-name="T127"/></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8"><text:span text:style-name="T128">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review en beschrijving van ontwerpkenmerken van digitale technologieën die verslavend gedrag bevorderen. Meegenomen in de gap-analyse vo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zijn en veerkracht</text:span><text:span text:style-name="T132"/></text:p>
          </table:table-cell>
          <table:table-cell table:style-name="Tabel10.B2" office:value-type="string">
            <text:p text:style-name="P145" loext:marker-style-name="T127"><text:span text:style-name="T128">Systematische review van schermtijd en gezondheidsgevolgen bij kinderen en jongeren waarbij 43 artikelen werden betrokken. Overmatige schermtijd werd geassocieerd met een verhoogd risico op obesitas en andere cardiometabole risicofactoren, mentale gezondheidsproblemen, ongezonde eetgewoonten en eetstoornissen, en problemen in de ontwikkeling en de ouder-kindrelatie. Ook slaap, fysieke activiteit, gezichtsvermogen, hoofdpijn en het bewegingsapparaat werden negatief beïnvloed. De effecten variëren echter per type media en de manier waarop de media werden gebruikt. Stuurde de behandeling van competenti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Bron: Samengesteld door het JRC op basis van bestaande bronnen.</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Following</text:p>
      <text:p text:style-name="P164"><text:span text:style-name="T106">3.0</text:span></text:p>
      <text:p text:style-name="Standard">During the</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he final part of Step 1, ICF-Europe and Riina Vuorikari produced an internal summary</text:p>
      <text:p text:style-name="P132"/>
      <text:p text:style-name="Standard">In</text:p>
      <text:p text:style-name="Standard"/>
      <text:p text:style-name="Standard">About two-fifths of stakeholders represented national perspectives (37%), while</text:p>
      <text:p text:style-name="Standard"/>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
      <text:p text:style-name="Standard">An external stakeholder consultation process was carried out in April 2025, aimed at reaching a wide and balanced range of stakeholders (by sector, country,</text:p>
      <text:p text:style-name="P140"/>
      <text:p text:style-name="Text_20_body"><text:span text:style-name="T109">FEEDBACK</text:span></text:p>
      <text:p text:style-name="P167"/>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
      <text:p text:style-name="Standard">About two-fifths of stakeholders represented national perspectives (37%), while</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
      <text:p text:style-name="Standard">Most</text:p>
      <text:p text:style-name="Standard">3.0</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Below</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e 1: Deelnemers bespraken de vaardigheidsniveaus; valideerden de voorgestelde updates voor de competentiegebieden en competenties; en beoordeelden de voorgestelde leerresultaten voor vier van de 21 competenties (1.2, 2.3, 3.4 en 4.3). Deze vier competenties waren geselecteerd omdat ze vrij complex zijn of aanzienlijk zijn bijgewerkt ten opzichte van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on</text:span></text:p>
      <text:p text:style-name="Standard"><text:span text:style-name="T3">All</text:span><text:span text:style-name="T98"> </text:span><text:span text:style-name="T3">over</text:span><text:span text:style-name="T98"> </text:span><text:span text:style-name="T3">development</text:span><text:span text:style-name="T98"> </text:span><text:span text:style-name="T3">Commission’s</text:span><text:span text:style-name="T98"> </text:span><text:span text:style-name="T3">of</text:span><text:span text:style-name="T98"> </text:span><text:span text:style-name="T3">there</text:span><text:span text:style-name="T98"> </text:span><text:span text:style-name="T3">defined</text:span><text:span text:style-name="T98"> </text:span><text:span text:style-name="T3">hundreds</text:span><text:span text:style-name="T98"> </text:span><text:span text:style-name="T3">Article</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be</text:span><text:span text:style-name="T98"> </text:span><text:span text:style-name="T3">find</text:span><text:span text:style-name="T98"> </text:span><text:span text:style-name="T3">development</text:span><text:span text:style-name="T98"> </text:span><text:span text:style-name="T3">address</text:span><text:span text:style-name="T98"> </text:span><text:span text:style-name="T3">Article</text:span><text:span text:style-name="T98"> </text:span><text:span text:style-name="T3">development</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Telefonisch of schriftelijk</text:span></text:p>
      <text:p text:style-name="Standard"><text:span text:style-name="T3">Europe Direct is een dienst die uw vragen over de Europese Unie beantwoordt. U kunt contact opnemen met deze dienst:</text:span></text:p>
      <text:p text:style-name="Standard"><text:span text:style-name="T3">via het gratis nummer: 00 800 6 7 8 9 10 11 (sommige operatoren kunnen kosten in rekening brengen voor deze gesprekken),</text:span></text:p>
      <text:p text:style-name="Standard"><text:span text:style-name="T3">op het volgende standaardnummer: +32 22999696,</text:span></text:p>
      <text:p text:style-name="Standard"><text:span text:style-name="T3">via</text:span><text:span text:style-name="T145"> </text:span><text:span text:style-name="T3">development</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be</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Article</text:span><text:span text:style-name="T98"> </text:span><text:span text:style-name="T3">free</text:span><text:span text:style-name="T98"> </text:span><text:span text:style-name="T3">publications</text:span><text:span text:style-name="T98"> </text:span><text:span text:style-name="T3">be</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bout</text:span><text:span text:style-name="T62"> </text:span><text:span text:style-name="T3">to</text:span><text:span text:style-name="T62"> </text:span><text:span text:style-name="T3">European</text:span><text:span text:style-name="T62"> </text:span><text:span text:style-name="T3">Information</text:span><text:span text:style-name="T62"> </text:span><text:span text:style-name="T3">in</text:span><text:span text:style-name="T98"> </text:span><text:span text:style-name="T3">development</text:span><text:span text:style-name="T62"> </text:span><text:span text:style-name="T3">EU,</text:span><text:span text:style-name="T62"> </text:span><text:span text:style-name="T3">official</text:span><text:span text:style-name="T62"> </text:span><text:span text:style-name="T3">all</text:span><text:span text:style-name="T62"> </text:span><text:span text:style-name="T3">EU</text:span><text:span text:style-name="T62"> </text:span><text:span text:style-name="T3">law</text:span><text:span text:style-name="T98"> </text:span><text:span text:style-name="T3">EU</text:span><text:span text:style-name="T62"> </text:span><text:span text:style-name="T3">is</text:span><text:span text:style-name="T62"> </text:span><text:span text:style-name="T3">in</text:span><text:span text:style-name="T62"> </text:span><text:span text:style-name="T3">all</text:span><text:span text:style-name="T62"> </text:span><text:span text:style-name="T3">development</text:span><text:span text:style-name="T62"> </text:span><text:span text:style-name="T3">official</text:span><text:span text:style-name="T98"> </text:span><text:span text:style-name="T3">website</text:span><text:span text:style-name="T62"> </text:span><text:span text:style-name="T3">(</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opean-union.europa.eu)</text:span></text:a><text:span text:style-name="T62">).</text:span></text:p>
      <text:p text:style-name="Standard"><text:span text:style-name="T3">EU open data</text:span></text:p>
      <text:p text:style-name="Standard"><text:span text:style-name="T3">The</text:span><text:span text:style-name="T98"> </text:span><text:span text:style-name="T3">can</text:span><text:span text:style-name="T98"> </text:span><text:a xlink:type="simple" xlink:href="https://data.europa.eu/en" text:style-name="ListLabel_20_193" text:visited-style-name="ListLabel_20_193"><text:span text:style-name="T142">data.europa.eu</text:span></text:a><text:span text:style-name="T146"> </text:span><text:span text:style-name="T3">biedt</text:span><text:span text:style-name="T98"> </text:span><text:span text:style-name="T3">about</text:span><text:span text:style-name="T98"> </text:span><text:span text:style-name="T3">to</text:span><text:span text:style-name="T98"> </text:span><text:span text:style-name="T3">open</text:span><text:span text:style-name="T98"> </text:span><text:span text:style-name="T3">datasets</text:span><text:span text:style-name="T98"> </text:span><text:span text:style-name="T3">in</text:span><text:span text:style-name="T98"> </text:span><text:span text:style-name="T3">development</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en</text:span><text:span text:style-name="T98"> </text:span><text:span text:style-name="T3">agencies.</text:span><text:span text:style-name="T98"> </text:span><text:span text:style-name="T3">These</text:span><text:span text:style-name="T98"> </text:span><text:span text:style-name="T3">be</text:span><text:span text:style-name="T98"> </text:span><text:span text:style-name="T3">be</text:span><text:span text:style-name="T98"> </text:span><text:span text:style-name="T3">downloaded</text:span><text:span text:style-name="T98"> </text:span><text:span text:style-name="T3">en</text:span><text:span text:style-name="T98"> </text:span><text:span text:style-name="T3">reused</text:span><text:span text:style-name="T98"> </text:span><text:span text:style-name="T3">example,</text:span><text:span text:style-name="T98"> </text:span><text:span text:style-name="T3">free,</text:span><text:span text:style-name="T98"> </text:span><text:span text:style-name="T3">example,</text:span><text:span text:style-name="T98"> </text:span><text:span text:style-name="T3">).</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